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dida 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$I_{exp}$ (mA)</text:p>
          </table:table-cell>
          <table:table-cell office:value-type="string" calcext:value-type="string">
            <text:p>$V_{exp}$ (mV)</text:p>
          </table:table-cell>
          <table:table-cell office:value-type="string" calcext:value-type="string">
            <text:p>$V_{sim}$ (mV)</text:p>
          </table:table-cell>
          <table:table-cell office:value-type="string" calcext:value-type="string">
            <text:p>$\sigma$ (S/cm)</text:p>
          </table:table-cell>
          <table:table-cell office:value-type="string" calcext:value-type="string">
            <text:p>$\rho$ (mOhm x m)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5908" calcext:value-type="float">
            <text:p>0,5908</text:p>
          </table:table-cell>
          <table:table-cell table:formula="of:=(2216)*10^(-5)" office:value-type="float" office:value="0.02216" calcext:value-type="float">
            <text:p>0,02216</text:p>
          </table:table-cell>
          <table:table-cell table:formula="of:=([.C2]*3*10^5)/[.B2]" office:value-type="float" office:value="11252.5389302641" calcext:value-type="float">
            <text:p>11252,5389302641</text:p>
          </table:table-cell>
          <table:table-cell table:formula="of:=1/([.D2]*100)" office:value-type="float" office:value="0.00000088868832731649" calcext:value-type="float">
            <text:p>8,88688327316486E-07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formula="of:=3434-5606" office:value-type="float" office:value="-2172" calcext:value-type="float">
            <text:p>-2172</text:p>
          </table:table-cell>
        </table:table-row>
        <table:table-row table:style-name="ro1">
          <table:table-cell table:number-columns-repeated="6"/>
          <table:table-cell table:formula="of:=2796-5012" office:value-type="float" office:value="-2216" calcext:value-type="float">
            <text:p>-2216</text:p>
          </table:table-cell>
        </table:table-row>
      </table:table>
      <table:table table:name="Aluminio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Intensidad (A)</text:p>
          </table:table-cell>
          <table:table-cell office:value-type="string" calcext:value-type="string">
            <text:p>V_exp</text:p>
          </table:table-cell>
          <table:table-cell office:value-type="string" calcext:value-type="string">
            <text:p>V_sim</text:p>
          </table:table-cell>
          <table:table-cell office:value-type="string" calcext:value-type="string">
            <text:p>$\sigma_{Al}$ (S/cm)</text:p>
          </table:table-cell>
        </table:table-row>
        <table:table-row table:style-name="ro1">
          <table:table-cell office:value-type="float" office:value="1.972" calcext:value-type="float">
            <text:p>1,972</text:p>
          </table:table-cell>
          <table:table-cell office:value-type="float" office:value="7.718" calcext:value-type="float">
            <text:p>7,718</text:p>
          </table:table-cell>
          <table:table-cell table:formula="of:=(1800)*10^(-5)" office:value-type="float" office:value="0.018" calcext:value-type="float">
            <text:p>0,018</text:p>
          </table:table-cell>
          <table:table-cell table:formula="of:=([.C2]/[.B2])*(3*10^5)" office:value-type="float" office:value="699.663125161959" calcext:value-type="float">
            <text:p>699,6631251619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7:23:21.713221849</meta:creation-date>
    <dc:date>2025-02-14T18:58:56.524878661</dc:date>
    <meta:editing-duration>PT10M28S</meta:editing-duration>
    <meta:editing-cycles>1</meta:editing-cycles>
    <meta:document-statistic meta:table-count="2" meta:cell-count="20" meta:object-count="0"/>
    <meta:generator>LibreOffice/7.3.7.2$Linux_X86_64 LibreOffice_project/30$Build-2</meta:generator>
  </office:meta>
</office:document-meta>
</file>